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b912a" officeooo:paragraph-rsid="002b912a"/>
    </style:style>
    <style:style style:name="P8" style:family="paragraph" style:parent-style-name="Heading_20_4">
      <style:paragraph-properties fo:break-before="page"/>
      <style:text-properties officeooo:rsid="002b912a" officeooo:paragraph-rsid="002ad322"/>
    </style:style>
    <style:style style:name="P9" style:family="paragraph" style:parent-style-name="Text_20_body" style:list-style-name="L1">
      <style:text-properties officeooo:rsid="002b912a" officeooo:paragraph-rsid="002b912a"/>
    </style:style>
    <style:style style:name="P10" style:family="paragraph" style:parent-style-name="Text_20_body">
      <style:text-properties officeooo:rsid="002ad322" officeooo:paragraph-rsid="002f66fa"/>
    </style:style>
    <style:style style:name="P11" style:family="paragraph" style:parent-style-name="Text_20_body" style:list-style-name="L2">
      <style:text-properties officeooo:rsid="002ad322" officeooo:paragraph-rsid="002f66fa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912a" style:font-style-asian="italic" style:font-style-complex="italic"/>
    </style:style>
    <style:style style:name="T4" style:family="text">
      <style:text-properties fo:font-style="italic" officeooo:rsid="002f66fa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b912a"/>
    </style:style>
    <style:style style:name="T7" style:family="text">
      <style:text-properties officeooo:rsid="002f66fa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8" text:outline-level="4">Go Programming Language</text:h>
      <text:p text:style-name="P10">Should <text:span text:style-name="T2">$PROJECT_</text:span><text:span text:style-name="T3">GO</text:span> is set to its source directory in <text:span text:style-name="T2">CONFIG.toml</text:span> (default is “<text:span text:style-name="T2">src</text:span><text:span text:style-name="T3">GO</text:span><text:span text:style-name="T2">/</text:span>”<text:span text:style-name="T6">)</text:span>, AutomataCI shall <text:span text:style-name="T7">compile a full-static</text:span><text:span text:style-name="T6"> Go </text:span><text:span text:style-name="T7">binary product by:</text:span></text:p>
      <text:list text:style-name="L2">
        <text:list-item>
          <text:p text:style-name="P11">Disabling CGo (<text:span text:style-name="T5">CGO_ENABLED=0</text:span>); AND</text:p>
        </text:list-item>
        <text:list-item>
          <text:p text:style-name="P11">Stripping all debugging symbols and trimpath; AND</text:p>
        </text:list-item>
        <text:list-item>
          <text:p text:style-name="P11">PIE build mode (<text:span text:style-name="T5">-buildmode=pie</text:span>) enabled whenever available.</text:p>
        </text:list-item>
      </text:list>
      <text:p text:style-name="P10">These output binary are fully static which can be operated even in an empty container (scratch).</text:p>
      <text:p text:style-name="P10">However, this also comes at a cost: while AutomataCI loops through all the distribution list (<text:span text:style-name="T2">$ go tool dist list</text:span>), not all the target can be built without CGO. The list is available in the <text:span text:style-name="T2">build_[SYSTEM]</text:span> CI job script inside the <text:span text:style-name="T4">$PROJECT_GO</text:span> directory. This list shall be updated from time-to-time aligning to Go upstream upda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2M18S</meta:editing-duration>
    <meta:editing-cycles>3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6:34:15.079729391</dc:date>
    <dc:creator>Kean Ho Chew</dc:creator>
    <meta:document-statistic meta:table-count="0" meta:image-count="0" meta:object-count="0" meta:page-count="1" meta:paragraph-count="12" meta:word-count="145" meta:character-count="923" meta:non-whitespace-character-count="794"/>
    <meta:template xlink:type="simple" xlink:actuate="onRequest" xlink:title="Official Book" xlink:href="../../templates/Book.ott" meta:date="2023-11-17T20:33:17.245827505"/>
  </office:meta>
</office:document-meta>
</file>